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edf9" officeooo:paragraph-rsid="0018edf9"/>
    </style:style>
    <style:style style:name="P2" style:family="paragraph" style:parent-style-name="Standard" style:list-style-name="L2">
      <style:text-properties officeooo:rsid="0018edf9" officeooo:paragraph-rsid="0018edf9"/>
    </style:style>
    <style:style style:name="P3" style:family="paragraph" style:parent-style-name="Standard">
      <style:text-properties officeooo:rsid="0019267b" officeooo:paragraph-rsid="0019267b"/>
    </style:style>
    <style:style style:name="P4" style:family="paragraph" style:parent-style-name="Standard" style:list-style-name="L3">
      <style:text-properties officeooo:rsid="0019267b" officeooo:paragraph-rsid="0019267b"/>
    </style:style>
    <style:style style:name="P5" style:family="paragraph" style:parent-style-name="Standard" style:list-style-name="L4">
      <style:text-properties officeooo:rsid="0019267b" officeooo:paragraph-rsid="0019267b"/>
    </style:style>
    <style:style style:name="P6" style:family="paragraph" style:parent-style-name="Standard" style:list-style-name="L5">
      <style:text-properties officeooo:rsid="0019267b" officeooo:paragraph-rsid="0019267b"/>
    </style:style>
    <style:style style:name="P7" style:family="paragraph" style:parent-style-name="Standard" style:list-style-name="L3">
      <style:text-properties officeooo:paragraph-rsid="0019267b"/>
    </style:style>
    <style:style style:name="P8" style:family="paragraph" style:parent-style-name="Standard" style:list-style-name="L4">
      <style:text-properties officeooo:paragraph-rsid="0019267b"/>
    </style:style>
    <style:style style:name="P9" style:family="paragraph" style:parent-style-name="Standard" style:list-style-name="L5">
      <style:text-properties officeooo:paragraph-rsid="0019267b"/>
    </style:style>
    <style:style style:name="P10" style:family="paragraph" style:parent-style-name="Standard" style:list-style-name="L6">
      <style:text-properties officeooo:rsid="001c1a7b" officeooo:paragraph-rsid="001c1a7b"/>
    </style:style>
    <style:style style:name="P11" style:family="paragraph" style:parent-style-name="Standard">
      <style:text-properties officeooo:rsid="001c1a7b" officeooo:paragraph-rsid="001c1a7b"/>
    </style:style>
    <style:style style:name="P12" style:family="paragraph" style:parent-style-name="Standard" style:list-style-name="L7">
      <style:text-properties officeooo:rsid="001c1a7b" officeooo:paragraph-rsid="001c1a7b"/>
    </style:style>
    <style:style style:name="P13" style:family="paragraph" style:parent-style-name="Standard" style:list-style-name="L8">
      <style:text-properties officeooo:rsid="001c1a7b" officeooo:paragraph-rsid="001c1a7b"/>
    </style:style>
    <style:style style:name="P14" style:family="paragraph" style:parent-style-name="Standard">
      <style:text-properties officeooo:rsid="001e91e6" officeooo:paragraph-rsid="001e91e6"/>
    </style:style>
    <style:style style:name="P15" style:family="paragraph" style:parent-style-name="Standard">
      <style:text-properties officeooo:rsid="001e9d5b" officeooo:paragraph-rsid="001e9d5b"/>
    </style:style>
    <style:style style:name="T1" style:family="text">
      <style:text-properties officeooo:rsid="0018edf9"/>
    </style:style>
    <style:style style:name="T2" style:family="text">
      <style:text-properties fo:color="#009e4f"/>
    </style:style>
    <style:style style:name="T3" style:family="text">
      <style:text-properties officeooo:rsid="0019267b"/>
    </style:style>
    <style:style style:name="T4" style:family="text">
      <style:text-properties officeooo:rsid="001c1a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k</text:p>
      <text:list xml:id="list3535941762" text:style-name="L2">
        <text:list-item>
          <text:p text:style-name="P2">Gör: BasForm(), Presens(), Imperfekt(), PostVerbs(), Request(), <text:span text:style-name="T2">EnDin()</text:span>, EttForm(), EnForm(), Singular(), Singular(Parameters), Plural(), Plural(Parameters), Name(), Prize()</text:p>
        </text:list-item>
      </text:list>
      <text:p text:style-name="P1"/>
      <text:p text:style-name="P3"><text:tab/>Verbs : Book</text:p>
      <text:list xml:id="list1659464542" text:style-name="L3">
        <text:list-item>
          <text:p text:style-name="P7"><text:span text:style-name="T3">Har: basForm, presens, imperfekt, postVerbs, request</text:span></text:p>
        </text:list-item>
        <text:list-item>
          <text:p text:style-name="P4">Gör: <text:span text:style-name="T1">BasForm(), Presens(), Imperfekt(), PostVerbs(), Request()</text:span></text:p>
        </text:list-item>
      </text:list>
      <text:p text:style-name="P3"/>
      <text:p text:style-name="P3"><text:tab/>Nouns : Book</text:p>
      <text:list xml:id="list120837357" text:style-name="L4">
        <text:list-item>
          <text:p text:style-name="P8"><text:span text:style-name="T3">Har: singular, plural, enDin</text:span></text:p>
        </text:list-item>
        <text:list-item>
          <text:p text:style-name="P5">Gör: EnDin(), Singular(), Plural()</text:p>
        </text:list-item>
      </text:list>
      <text:p text:style-name="P3"/>
      <text:p text:style-name="P3"><text:tab/><text:tab/>Something : Nouns</text:p>
      <text:list xml:id="list111924283769240" text:continue-numbering="true" text:style-name="L4">
        <text:list-item>
          <text:list>
            <text:list-item>
              <text:list>
                <text:list-item>
                  <text:p text:style-name="P5">Gör: EnDin(), Singular(), Plural()</text:p>
                </text:list-item>
              </text:list>
            </text:list-item>
          </text:list>
        </text:list-item>
      </text:list>
      <text:p text:style-name="P3"/>
      <text:p text:style-name="P3"><text:tab/><text:tab/>Something : Nouns</text:p>
      <text:list xml:id="list111923586486994" text:continue-numbering="true" text:style-name="L4">
        <text:list-item>
          <text:list>
            <text:list-item>
              <text:list>
                <text:list-item>
                  <text:p text:style-name="P5">Gör: EnDin(), Singular(), Plural()</text:p>
                </text:list-item>
              </text:list>
            </text:list-item>
          </text:list>
        </text:list-item>
      </text:list>
      <text:p text:style-name="P3"><text:tab/></text:p>
      <text:p text:style-name="P3"><text:tab/>Adjectives : Book</text:p>
      <text:list xml:id="list1385313728" text:style-name="L5">
        <text:list-item>
          <text:p text:style-name="P9"><text:span text:style-name="T3">Har: ettForm, enForm, plural, enDin</text:span></text:p>
        </text:list-item>
        <text:list-item>
          <text:p text:style-name="P6">Gör: EttForm(), EnForm(), Plural(), Plural(parameters), Singular<text:span text:style-name="T4">(), Singular(Parameters), </text:span></text:p>
        </text:list-item>
      </text:list>
      <text:p text:style-name="P3"/>
      <text:p text:style-name="P3"><text:tab/><text:span text:style-name="T4">Names : Book</text:span></text:p>
      <text:list xml:id="list2014527346" text:style-name="L6">
        <text:list-item>
          <text:p text:style-name="P10">Har: name</text:p>
        </text:list-item>
        <text:list-item>
          <text:p text:style-name="P10">Gör: Name()</text:p>
        </text:list-item>
      </text:list>
      <text:p text:style-name="P11"/>
      <text:p text:style-name="P11"><text:tab/><text:tab/>JokeNames : Names</text:p>
      <text:list xml:id="list3965622349" text:style-name="L7">
        <text:list-item>
          <text:p text:style-name="P12">Gör: Name(),</text:p>
        </text:list-item>
      </text:list>
      <text:p text:style-name="P11"/>
      <text:p text:style-name="P11"><text:tab/>NobelPrizes : Book</text:p>
      <text:list xml:id="list2557716090" text:style-name="L8">
        <text:list-item>
          <text:p text:style-name="P13">Har: prize</text:p>
        </text:list-item>
        <text:list-item>
          <text:p text:style-name="P13">Gör: Prize(),</text:p>
        </text:list-item>
      </text:list>
      <text:p text:style-name="P11"/>
      <text:p text:style-name="P11">EnEttDinDitt (Obest/Ägande)</text:p>
      <text:p text:style-name="P11"/>
      <text:p text:style-name="P11"/>
      <text:p text:style-name="P14">Adjective: Descriptive</text:p>
      <text:p text:style-name="P14"/>
      <text:p text:style-name="P14">Verb: BaseForm, Sform, IngForm, </text:p>
      <text:p text:style-name="P14"/>
      <text:p text:style-name="P14">Noun: Singular, Plural</text:p>
      <text:p text:style-name="P14"/>
      <text:p text:style-name="P15">a or an</text:p>
      <text:p text:style-name="P15"/>
      <text:p text:style-name="P15">Låt Gör enDin ta hand om att göra om till EnEttDittDina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09:28:53.752000000</meta:creation-date>
    <dc:date>2018-11-25T11:19:22.554000000</dc:date>
    <meta:editing-duration>PT1H18M57S</meta:editing-duration>
    <meta:editing-cycles>5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30" meta:word-count="129" meta:character-count="914" meta:non-whitespace-character-count="814"/>
  </office:meta>
</office:document-meta>
</file>